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 Nerd Font" svg:font-family="'Hack Nerd Font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</style:style>
    <style:style style:name="P2" style:family="paragraph" style:parent-style-name="Standard">
      <style:paragraph-properties fo:margin-top="0cm" fo:margin-bottom="0.499cm" style:contextual-spacing="false" style:line-height-at-least="0.503cm"/>
    </style:style>
    <style:style style:name="P3" style:family="paragraph" style:parent-style-name="Standard">
      <style:paragraph-properties style:line-height-at-least="0.503cm"/>
      <style:text-properties officeooo:paragraph-rsid="001a59b9"/>
    </style:style>
    <style:style style:name="P4" style:family="paragraph" style:parent-style-name="Standard">
      <style:paragraph-properties style:line-height-at-least="0.503cm"/>
      <style:text-properties fo:color="#000000" loext:opacity="100%" style:font-name="Hack Nerd Font" fo:font-size="9.7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6" style:family="paragraph" style:parent-style-name="Standard">
      <style:paragraph-properties style:line-height-at-least="0.503cm"/>
      <style:text-properties fo:color="#375350" loext:opacity="100%" style:font-name="Hack Nerd Font" fo:font-size="9.7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375350" loext:opacity="100%" style:font-name="Hack Nerd Font" fo:font-size="9.75pt" fo:font-weight="normal" officeooo:paragraph-rsid="001a59b9" fo:background-color="#ffffff"/>
    </style:style>
    <style:style style:name="P8" style:family="paragraph" style:parent-style-name="Standard">
      <style:paragraph-properties style:line-height-at-least="0.503cm"/>
      <style:text-properties fo:color="#375350" loext:opacity="100%" style:font-name="Hack Nerd Font" fo:font-size="9.75pt" fo:font-weight="normal" officeooo:rsid="00180895" officeooo:paragraph-rsid="00180895" fo:background-color="#ffffff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375350" loext:opacity="100%" style:font-name="Hack Nerd Font" fo:font-size="9.7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loext:opacity="100%" style:font-name="Hack Nerd Font" fo:font-size="9.75pt" fo:font-weight="normal" fo:background-color="#ffffff"/>
    </style:style>
    <style:style style:name="T1" style:family="text">
      <style:text-properties style:font-name="Hack Nerd Font" fo:font-size="9.75pt" fo:font-weight="normal"/>
    </style:style>
    <style:style style:name="T2" style:family="text">
      <style:text-properties fo:color="#0000ff" loext:opacity="100%"/>
    </style:style>
    <style:style style:name="T3" style:family="text">
      <style:text-properties fo:color="#0000ff" loext:opacity="100%" style:font-name="Hack Nerd Font" fo:font-size="9.75pt" fo:font-weight="normal"/>
    </style:style>
    <style:style style:name="T4" style:family="text">
      <style:text-properties fo:color="#000000" loext:opacity="100%" style:font-name="Hack Nerd Font" fo:font-size="9.75pt" fo:font-weight="normal" fo:background-color="#ffffff" loext:char-shading-value="0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Hack Nerd Font" fo:font-size="9.75pt" fo:font-weight="normal"/>
    </style:style>
    <style:style style:name="T7" style:family="text">
      <style:text-properties fo:color="#a31515" loext:opacity="100%" style:font-name="Hack Nerd Font" fo:font-size="9.75pt" fo:font-weight="normal" fo:background-color="#ffffff" loext:char-shading-value="0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Hack Nerd Font" fo:font-size="9.75pt" fo:font-weight="normal"/>
    </style:style>
    <style:style style:name="T10" style:family="text">
      <style:text-properties fo:color="#098658" loext:opacity="100%" style:font-name="Hack Nerd Font" fo:font-size="9.75pt" fo:font-weight="normal" fo:background-color="#ffffff" loext:char-shading-value="0"/>
    </style:style>
    <style:style style:name="T11" style:family="text">
      <style:text-properties fo:color="#cd3131" loext:opacity="100%"/>
    </style:style>
    <style:style style:name="T12" style:family="text">
      <style:text-properties fo:color="#375350" loext:opacity="100%"/>
    </style:style>
    <style:style style:name="T13" style:family="text">
      <style:text-properties fo:color="#375350" loext:opacity="100%" style:font-name="Hack Nerd Font" fo:font-size="9.75pt" fo:font-weight="normal"/>
    </style:style>
    <style:style style:name="T14" style:family="text">
      <style:text-properties fo:color="#375350" loext:opacity="100%" style:font-name="Hack Nerd Font" fo:font-size="9.75pt" fo:font-weight="normal" fo:background-color="#ffffff" loext:char-shading-value="0"/>
    </style:style>
    <style:style style:name="T15" style:family="text">
      <style:text-properties fo:color="#375350" loext:opacity="100%" style:font-name="Hack Nerd Font" fo:font-size="9.75pt" fo:font-weight="normal" officeooo:rsid="001a59b9" fo:background-color="#ffffff" loext:char-shading-value="0"/>
    </style:style>
    <style:style style:name="T16" style:family="text">
      <style:text-properties officeooo:rsid="001a59b9"/>
    </style:style>
    <style:style style:name="T17" style:family="text">
      <style:text-properties officeooo:rsid="001c13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#  <text:span text:style-name="T16">==========================</text:span> <text:span text:style-name="T17">4</text:span> - Network programming <text:span text:style-name="T16">=======================================================</text:span></text:p>
      <text:p text:style-name="P6"/>
      <text:p text:style-name="P3"><text:span text:style-name="T14"># </text:span><text:span text:style-name="T15">=============================</text:span><text:span text:style-name="T14"> 1 - Basic concepts of network programming </text:span><text:span text:style-name="T15">================================</text:span></text:p>
      <text:p text:style-name="P1"/>
      <text:p text:style-name="P6">#  -- REST stands for Representational State (set of all properties) Transfer</text:p>
      <text:p text:style-name="P6">#       - S : State of an object = set of all its properties, if one changes, it's called a transition</text:p>
      <text:p text:style-name="P6">#       - T : Transfert : Transmitting states representations to and from the server.</text:p>
      <text:p text:style-name="P6">#</text:p>
      <text:p text:style-name="P6">#  -- BSD Sockets : </text:p>
      <text:p text:style-name="P6">#       - this was developed at UC Berkeley, became POSIX sockets</text:p>
      <text:p text:style-name="P6">#       - a socket is a kind of end-point</text:p>
      <text:p text:style-name="P6">#       - MS Windows reimplements BSD sockets in the form of the WinSock</text:p>
      <text:p text:style-name="P6">#</text:p>
      <text:p text:style-name="P6"># -- Socket : </text:p>
      <text:p text:style-name="P6">#       - domains : 'Unix' domain  for program running simultaneously on the same computer  </text:p>
      <text:p text:style-name="P6">#       - internet domain - INET: program running on diff. machines and communicating via TCP/IP</text:p>
      <text:p text:style-name="P6">#       - for INET : socket adress = Ip Adress (with IPv4 -&gt; 32 bit long) +  port number : 16-bit long integer - 0..65536</text:p>
      <text:p text:style-name="P6">#</text:p>
      <text:p text:style-name="P6">#</text:p>
      <text:p text:style-name="P6"># -- Protocol IP : </text:p>
      <text:p text:style-name="P6">#       - send a packet of data (a datagram) between two network nodes.</text:p>
      <text:p text:style-name="P6">#       - unreliable : deas not guarantee the delivery, the integrity, or the order </text:p>
      <text:p text:style-name="P6">#       - upper layers compensate for these deficiencies </text:p>
      <text:p text:style-name="P1"/>
      <text:p text:style-name="P6"># -- Protocol TCP / UDP</text:p>
      <text:p text:style-name="P6">#       - UDP : does not use handshakes -&gt; faster than TCP but less reliable</text:p>
      <text:p text:style-name="P6">#       - UDP has a better performance : DNS, DHCP, etc.</text:p>
      <text:p text:style-name="P6">#       - TCP is better for data safety : www REST mail </text:p>
      <text:p text:style-name="P6">#</text:p>
      <text:p text:style-name="P6"># -- Connection-oriented vs. connectionless communication </text:p>
      <text:p text:style-name="P6">#       - Connection-oriented communications are usually built on top of TCP (ex : phone call)</text:p>
      <text:p text:style-name="P6">#           - the caller is the client, it initiates the call</text:p>
      <text:p text:style-name="P6">#           - the callee is the server</text:p>
      <text:p text:style-name="P6">#       - Connectionless communications are usually built on top of UDP. (ex : walkie-talkies)</text:p>
      <text:p text:style-name="P6"># </text:p>
      <text:p text:style-name="P6"># -- Fetching a document from a server </text:p>
      <text:p text:style-name="P6">#       - it's better way to use the URL (www...) than the IP address, behind which several servers can be hosted.add()</text:p>
      <text:p text:style-name="P3"><text:soft-page-break/><text:span text:style-name="T14"># </text:span><text:span text:style-name="T15">=============================</text:span><text:span text:style-name="T14"> 2 - How to use socket in network programming </text:span><text:span text:style-name="T15">================================</text:span></text:p>
      <text:p text:style-name="P4"><text:span text:style-name="T2">import</text:span> socket</text:p>
      <text:p text:style-name="P4">server_addr = input(<text:span text:style-name="T5">"What server do you want to connect to? "</text:span>)</text:p>
      <text:p text:style-name="P4">sock = socket.socket(socket.AF_INET, socket.SOCK_STREAM)  </text:p>
      <text:p text:style-name="P4">sock.connect((server_addr, <text:span text:style-name="T8">80</text:span>))</text:p>
      <text:p text:style-name="P4">sock.send(<text:span text:style-name="T2">b</text:span><text:span text:style-name="T5">"GET / HTTP/1.1\r\nHost: "</text:span> +          bytes(server_addr, <text:span text:style-name="T5">"utf8"</text:span>) +          <text:span text:style-name="T2">b</text:span><text:span text:style-name="T5">"\r\nConnection: close\r\n\r\n"</text:span>)</text:p>
      <text:p text:style-name="P4">reply = sock.recv(<text:span text:style-name="T8">10000</text:span>)</text:p>
      <text:p text:style-name="P4">sock.close()</text:p>
      <text:p text:style-name="P4">print(repr(reply))</text:p>
      <text:p text:style-name="P1"/>
      <text:p text:style-name="P6">#       - AF_INET       : symbol here to specify the Internet socket domain </text:p>
      <text:p text:style-name="P6">#       - SOCK_STREAM   : symbol here to specify a high-level socket able to act as a character device</text:p>
      <text:p text:style-name="P6">#       - connect() method (and any other method whose results may be unsuccessful) raises an exception</text:p>
      <text:p text:style-name="P6">#       - The send() method doesn't natively accept strings -&gt; conversion in bytes</text:p>
      <text:p text:style-name="P6">#       - sock.recv(10000) : receiving the first 10000 bytes from the response. IF more, it will be ignored</text:p>
      <text:p text:style-name="P6">#       - It's a general practice to invoke recv() as long as it returns some data. </text:p>
      <text:p text:style-name="P6">#       - sock.shutdown(socket.SHUT_RDWR)</text:p>
      <text:p text:style-name="P5">                <text:span text:style-name="T13"># socket.SHUT_RD - we aren't going to read the server's messages anymore (we declare ourselves deaf)</text:span></text:p>
      <text:p text:style-name="P5">                <text:span text:style-name="T13"># socket.SHUT_WR - we won't say a word (actually, we'll be dumb)</text:span></text:p>
      <text:p text:style-name="P5">                <text:span text:style-name="T13"># socket.SHUT_RDWR - specifies the conjunction of the two previous options.</text:span></text:p>
      <text:p text:style-name="P1"/>
      <text:p text:style-name="P6">#   exceptions can raise :  socket.gaierror (connect use getaddrinfo()), ConnectionRefusedError, socket.timeout</text:p>
      <text:p text:style-name="P2"/>
      <text:p text:style-name="P6"># -- get() method </text:p>
      <text:p text:style-name="P5">    <text:span text:style-name="T13"># GET / HTTP/1.1\r\n        -&gt; GET + path + http version </text:span></text:p>
      <text:p text:style-name="P5">    <text:span text:style-name="T13"># Host: www.site.com\r\n    -&gt; host adress</text:span></text:p>
      <text:p text:style-name="P5">    <text:span text:style-name="T13"># Connection: close\r\n     -&gt; close connexion</text:span></text:p>
      <text:p text:style-name="P5">    <text:span text:style-name="T13"># \r\n                      -&gt; request terminat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# <text:span text:style-name="T16">=============================</text:span> 3 - Introduction to JSON <text:span text:style-name="T16">================================</text:span></text:p>
      <text:p text:style-name="P1"/>
      <text:p text:style-name="P6"># JSON : Javascript Object Notation </text:p>
      <text:p text:style-name="P6"># uses UTF-8 coded text </text:p>
      <text:p text:style-name="P6"># avoid using leading zeros</text:p>
      <text:p text:style-name="P6"># for text, the only delimiter allowed is a quote "</text:p>
      <text:p text:style-name="P6"># strings cannot be split over multiple lines</text:p>
      <text:p text:style-name="P6"># boolean values : true false (preserve the case !)</text:p>
      <text:p text:style-name="P6"># null </text:p>
      <text:p text:style-name="P6"># {} -&gt; empty object </text:p>
      <text:p text:style-name="P4">{ <text:span text:style-name="T5">"me"</text:span>: <text:span text:style-name="T5">"Python"</text:span>,</text:p>
      <text:p text:style-name="P5">    <text:span text:style-name="T6">"pi"</text:span><text:span text:style-name="T1">: </text:span><text:span text:style-name="T9">3.141592653589</text:span><text:span text:style-name="T1">,</text:span></text:p>
      <text:p text:style-name="P5">    <text:span text:style-name="T6">"parsec"</text:span><text:span text:style-name="T1">: </text:span><text:span text:style-name="T9">3.0857E16</text:span><text:span text:style-name="T1">, </text:span></text:p>
      <text:p text:style-name="P5">    <text:span text:style-name="T6">"electron"</text:span><text:span text:style-name="T1">: </text:span><text:span text:style-name="T9">1.6021766208E-19</text:span><text:span text:style-name="T1">,</text:span></text:p>
      <text:p text:style-name="P5">    <text:span text:style-name="T6">"friend"</text:span><text:span text:style-name="T1">: </text:span><text:span text:style-name="T6">"JSON"</text:span><text:span text:style-name="T1">,</text:span></text:p>
      <text:p text:style-name="P5">    <text:span text:style-name="T6">"off"</text:span><text:span text:style-name="T1">: true,</text:span></text:p>
      <text:p text:style-name="P5">    <text:span text:style-name="T6">"on"</text:span><text:span text:style-name="T1">: false,</text:span></text:p>
      <text:p text:style-name="P5">    <text:span text:style-name="T6">"set"</text:span><text:span text:style-name="T1">: null </text:span></text:p>
      <text:p text:style-name="P4">}</text:p>
      <text:p text:style-name="P2"/>
      <text:p text:style-name="P7"># <text:span text:style-name="T16">=============================</text:span> 4 - Using the JSON module in Python (5) <text:span text:style-name="T16">================================</text:span></text:p>
      <text:p text:style-name="P4"><text:span text:style-name="T2">import</text:span> json </text:p>
      <text:p text:style-name="P6"># dumps() stands for dump String</text:p>
      <text:p text:style-name="P1"/>
      <text:p text:style-name="P6"># ------- serialization : from Python to JSON</text:p>
      <text:p text:style-name="P1"/>
      <text:p text:style-name="P6"># converts a float </text:p>
      <text:p text:style-name="P4">electron = <text:span text:style-name="T8">1.602176620898E10</text:span>−<text:span text:style-name="T8">19</text:span></text:p>
      <text:p text:style-name="P4">print(json.dumps(electron)) <text:span text:style-name="T12"># =&gt; 16021766189.98</text:span></text:p>
      <text:p text:style-name="P1"/>
      <text:p text:style-name="P6"># converts a string</text:p>
      <text:p text:style-name="P4">comics = <text:span text:style-name="T5">'"The Meaning of Life" by Monty Python\'s Flying Circus'</text:span></text:p>
      <text:p text:style-name="P4">print(json.dumps(comics)) <text:span text:style-name="T12"># =&gt; "\"The Meaning of Life\" by Monty Python's Flying Circus"</text:span></text:p>
      <text:p text:style-name="P1"/>
      <text:p text:style-name="P6"># converts nested lists</text:p>
      <text:p text:style-name="P4">my_list = [<text:span text:style-name="T8">1</text:span>, <text:span text:style-name="T8">2.34</text:span>, <text:span text:style-name="T2">True</text:span>, <text:span text:style-name="T5">"False"</text:span>, <text:span text:style-name="T2">None</text:span>, [<text:span text:style-name="T5">'a'</text:span>, <text:span text:style-name="T8">0</text:span>]]</text:p>
      <text:p text:style-name="P4"><text:soft-page-break/>print(json.dumps(my_list)) <text:span text:style-name="T12"># =&gt; [1, 2.34, True, "False", null, ["a", 0]]</text:span></text:p>
      <text:p text:style-name="P1"/>
      <text:p text:style-name="P6"># converts tuple nested in dict =&gt; the tuple is converted as an array</text:p>
      <text:p text:style-name="P4">my_dict = {<text:span text:style-name="T5">'me'</text:span>: <text:span text:style-name="T5">"Python"</text:span>, <text:span text:style-name="T5">'pi'</text:span>: <text:span text:style-name="T8">3.141592653589</text:span>, <text:span text:style-name="T5">'data'</text:span>: (<text:span text:style-name="T8">1</text:span>, <text:span text:style-name="T8">2</text:span>, <text:span text:style-name="T8">4</text:span>, <text:span text:style-name="T8">8</text:span>), <text:span text:style-name="T5">'set'</text:span>: <text:span text:style-name="T2">None</text:span>}</text:p>
      <text:p text:style-name="P4">print(json.dumps(my_dict)) <text:span text:style-name="T12"># =&gt; {"me": "Python", "pi": 3.141592653589, "data": [1, 2, 4, 8], "friend": "JSON", "set": null}</text:span></text:p>
      <text:p text:style-name="P1"/>
      <text:p text:style-name="P6"># rules to remember</text:p>
      <text:p text:style-name="P6"># Python        =&gt;  JSON</text:p>
      <text:p text:style-name="P6"># dict          =&gt;  object </text:p>
      <text:p text:style-name="P6"># list, tuple   =&gt;  array</text:p>
      <text:p text:style-name="P6"># int, float    =&gt;  number</text:p>
      <text:p text:style-name="P6"># True, False   =&gt;  true, false</text:p>
      <text:p text:style-name="P1"/>
      <text:p text:style-name="P6"># dumping an instance of a class is not allowed, but we can use the __dict__</text:p>
      <text:p text:style-name="P4"><text:span text:style-name="T2">class</text:span> Who:</text:p>
      <text:p text:style-name="P5">    <text:span text:style-name="T3">def</text:span><text:span text:style-name="T1"> __init__(self, name, age):</text:span></text:p>
      <text:p text:style-name="P5">        <text:span text:style-name="T3">self</text:span><text:span text:style-name="T1">.name = name</text:span></text:p>
      <text:p text:style-name="P5">        <text:span text:style-name="T3">self</text:span><text:span text:style-name="T1">.age = age</text:span></text:p>
      <text:p text:style-name="P1"/>
      <text:p text:style-name="P4"><text:span text:style-name="T2">def</text:span> encode_who(w):</text:p>
      <text:p text:style-name="P5">    <text:span text:style-name="T3">if</text:span><text:span text:style-name="T1"> isinstance(w, Who):</text:span></text:p>
      <text:p text:style-name="P5">        <text:span text:style-name="T3">return</text:span><text:span text:style-name="T1"> w.__dict__</text:span></text:p>
      <text:p text:style-name="P5">    <text:span text:style-name="T3">else</text:span><text:span text:style-name="T1">:</text:span></text:p>
      <text:p text:style-name="P5">        <text:span text:style-name="T3">raise</text:span><text:span text:style-name="T1"> TypeError(w.__class__.__name__ + </text:span><text:span text:style-name="T6">' is not JSON serializable'</text:span><text:span text:style-name="T1">)</text:span></text:p>
      <text:p text:style-name="P1"/>
      <text:p text:style-name="P6"># raising a TypeError exception is obligatory</text:p>
      <text:p text:style-name="P6"># dumping from Python to JSON is a serialization</text:p>
      <text:p text:style-name="P1"/>
      <text:p text:style-name="P6"># the second approach is to overload the defaut() method of the class json.JSONEncoder</text:p>
      <text:p text:style-name="P6"># and to pass it into dumps() using the keyword argument named cls </text:p>
      <text:p text:style-name="P4"><text:span text:style-name="T2">class</text:span> MyEncoder(json.JSONEncoder):</text:p>
      <text:p text:style-name="P5">    <text:span text:style-name="T3">def</text:span><text:span text:style-name="T1"> default(self, w):</text:span></text:p>
      <text:p text:style-name="P5">        <text:span text:style-name="T3">if</text:span><text:span text:style-name="T1"> isinstance(w, Who):</text:span></text:p>
      <text:p text:style-name="P5">            <text:span text:style-name="T3">return</text:span><text:span text:style-name="T1"> w.__dict__</text:span></text:p>
      <text:p text:style-name="P5">        <text:span text:style-name="T3">else</text:span><text:span text:style-name="T1">:</text:span></text:p>
      <text:p text:style-name="P5">            <text:span text:style-name="T3">return</text:span><text:span text:style-name="T1"> super().default(</text:span><text:span text:style-name="T3">self</text:span><text:span text:style-name="T1">, z)</text:span></text:p>
      <text:p text:style-name="P1"/>
      <text:p text:style-name="P4"><text:soft-page-break/>some_man = Who(<text:span text:style-name="T5">'John Doe'</text:span>, <text:span text:style-name="T8">42</text:span>)</text:p>
      <text:p text:style-name="P4">print(json.dumps(some_man, cls=MyEncoder))</text:p>
      <text:p text:style-name="P2"/>
      <text:p text:style-name="P6"># ------- deserialization : from JSON to Python with json.loads() =&gt; deserialization</text:p>
      <text:p text:style-name="P4"><text:span text:style-name="T2">import</text:span> json</text:p>
      <text:p text:style-name="P4">jstr = <text:span text:style-name="T5">'"\\"The Meaning of Life\\" by Monty Python\'s Flying Circus"'</text:span></text:p>
      <text:p text:style-name="P4">comics = json.loads(jstr)</text:p>
      <text:p text:style-name="P4">print(type(comics))     <text:span text:style-name="T12"># &lt;class 'str'&gt;</text:span></text:p>
      <text:p text:style-name="P4">print(comics)           <text:span text:style-name="T12"># "The Meaning of Life" by Monty Python's Flying Circus</text:span></text:p>
      <text:p text:style-name="P6"/>
      <text:p text:style-name="P6"># deserialize an instance -&gt; calling json.loads with parameter</text:p>
      <text:p text:style-name="P4"><text:span text:style-name="T2">def</text:span> decode_who(w):</text:p>
      <text:p text:style-name="P5">    <text:span text:style-name="T3">return</text:span><text:span text:style-name="T1"> Who(w[</text:span><text:span text:style-name="T6">'name'</text:span><text:span text:style-name="T1">], w[</text:span><text:span text:style-name="T6">'age'</text:span><text:span text:style-name="T1">])</text:span></text:p>
      <text:p text:style-name="P1"/>
      <text:p text:style-name="P4">old_man = Who(<text:span text:style-name="T5">"Jane Doe"</text:span>, <text:span text:style-name="T8">23</text:span>)</text:p>
      <text:p text:style-name="P4">json_str = json.dumps(old_man, default=encode_who)</text:p>
      <text:p text:style-name="P4">new_man = json.loads(json_str, object_hook=decode_who)</text:p>
      <text:p text:style-name="P4">print(type(new_man),new_man.__dict__) <text:span text:style-name="T12">#  &lt;class '__main__.Who'&gt; {'name': 'Jane Doe', 'age': 23}</text:span></text:p>
      <text:p text:style-name="P6"/>
      <text:p text:style-name="P6"># more complicated method, by redefining the superclass constructor</text:p>
      <text:p text:style-name="P4"><text:span text:style-name="T2">class</text:span> MyDecoder(json.JSONDecoder):</text:p>
      <text:p text:style-name="P5">    <text:span text:style-name="T3">def</text:span><text:span text:style-name="T1"> __init__(self):</text:span></text:p>
      <text:p text:style-name="P5">        <text:span text:style-name="T1">json.JSONDecoder.__init__(</text:span><text:span text:style-name="T3">self</text:span><text:span text:style-name="T1">, object_hook=</text:span><text:span text:style-name="T3">self</text:span><text:span text:style-name="T1">.decode_who)</text:span></text:p>
      <text:p text:style-name="P1"/>
      <text:p text:style-name="P5">    <text:span text:style-name="T3">def</text:span><text:span text:style-name="T1"> decode_who(self, d):</text:span></text:p>
      <text:p text:style-name="P5">        <text:span text:style-name="T1">print(</text:span><text:span text:style-name="T3">self</text:span><text:span text:style-name="T1">)</text:span></text:p>
      <text:p text:style-name="P5">        <text:span text:style-name="T1">print(type(d))</text:span></text:p>
      <text:p text:style-name="P1"/>
      <text:p text:style-name="P5">        <text:span text:style-name="T3">return</text:span><text:span text:style-name="T1"> Who(**d)</text:span></text:p>
      <text:p text:style-name="P4"/>
      <text:p text:style-name="P1"><text:span text:style-name="T4">some_man = Who(</text:span><text:span text:style-name="T7">'Jane Doe'</text:span><text:span text:style-name="T4">, </text:span><text:span text:style-name="T10">23</text:span><text:span text:style-name="T4">)</text:span></text:p>
      <text:p text:style-name="P4">json_str = json.dumps(some_man, cls=MyEncoder)</text:p>
      <text:p text:style-name="P4">new_man = json.loads(json_str, cls=MyDecoder)</text:p>
      <text:p text:style-name="P1"/>
      <text:p text:style-name="P4">print(type(new_man))</text:p>
      <text:p text:style-name="P4">print(new_man.__dict__)</text:p>
      <text:p text:style-name="P3"><text:soft-page-break/><text:span text:style-name="T14"># </text:span><text:span text:style-name="T15">=============================</text:span><text:span text:style-name="T14"> 5 - Introduction to XML <text:s/></text:span><text:span text:style-name="T15">================================</text:span></text:p>
      <text:p text:style-name="P4">&lt;<text:span text:style-name="T11">?</text:span>xml version = <text:span text:style-name="T5">"1.0"</text:span> encoding = <text:span text:style-name="T5">"utf-8"</text:span><text:span text:style-name="T11">?</text:span>&gt;</text:p>
      <text:p text:style-name="P4">&lt;!<text:span text:style-name="T11">--</text:span> comment <text:span text:style-name="T11">--</text:span>&gt;</text:p>
      <text:p text:style-name="P4">&lt;<text:span text:style-name="T11">!</text:span>DOCTYPE cars_for_sale SYSTEM <text:span text:style-name="T5">"cars.dtd"</text:span>&gt;</text:p>
      <text:p text:style-name="P6"># two versions currently in use: 1.0 and 1.1</text:p>
      <text:p text:style-name="P6"># dtd : doc type definition SYSTEM (privately) or PUBLIC ()</text:p>
      <text:p text:style-name="P6"># dtd : uses SGML</text:p>
      <text:p text:style-name="P6"># URI : "cars.dtd"</text:p>
      <text:p text:style-name="P1"/>
      <text:p text:style-name="P6"># 2 forms for empty element</text:p>
      <text:p text:style-name="P4">&lt;empty/&gt;</text:p>
      <text:p text:style-name="P4">&lt;empty&gt;&lt;/empty&gt;</text:p>
      <text:p text:style-name="P1"/>
      <text:p text:style-name="P6"># tag can have one or multiple attribute</text:p>
      <text:p text:style-name="P4">&lt;price currency=<text:span text:style-name="T5">"GBP"</text:span>&gt;<text:span text:style-name="T8">32000</text:span>&lt;/price&gt;</text:p>
      <text:p text:style-name="P1"/>
      <text:p text:style-name="P6"># parsing an xml file, and iterating on elements and then on properties</text:p>
      <text:p text:style-name="P4">cars_for_sale = xml.etree.ElementTree.parse(<text:span text:style-name="T5">'.\\cars.xml'</text:span>).getroot()</text:p>
      <text:p text:style-name="P4"><text:span text:style-name="T2">for</text:span> car <text:span text:style-name="T2">in</text:span> cars_for_sale.findall(<text:span text:style-name="T5">'car'</text:span>): </text:p>
      <text:p text:style-name="P5">    <text:span text:style-name="T3">for</text:span><text:span text:style-name="T1"> prop </text:span><text:span text:style-name="T3">in</text:span><text:span text:style-name="T1"> car:</text:span></text:p>
      <text:p text:style-name="P5">        <text:span text:style-name="T1">print(prop.tag, prop.attrib, prop.text)</text:span></text:p>
      <text:p text:style-name="P1"/>
      <text:p text:style-name="P6"># removing an element : </text:p>
      <text:p text:style-name="P4">cars_for_sale.remove(car)        </text:p>
      <text:p text:style-name="P1"/>
      <text:p text:style-name="P6">#  adding an element : </text:p>
      <text:p text:style-name="P4">new_car = xml.etree.ElementTree.Element(<text:span text:style-name="T5">'car'</text:span>)</text:p>
      <text:p text:style-name="P4">xml.etree.ElementTree.SubElement(new_car, <text:span text:style-name="T5">'id'</text:span>).text = <text:span text:style-name="T5">'4'</text:span></text:p>
      <text:p text:style-name="P4">xml.etree.ElementTree.SubElement(new_car, <text:span text:style-name="T5">'brand'</text:span>).text = <text:span text:style-name="T5">'Maserati'</text:span></text:p>
      <text:p text:style-name="P4">xml.etree.ElementTree.SubElement(new_car, <text:span text:style-name="T5">'model'</text:span>).text = <text:span text:style-name="T5">'Mexico'</text:span></text:p>
      <text:p text:style-name="P4">xml.etree.ElementTree.SubElement(new_car, <text:span text:style-name="T5">'production_year'</text:span>).text = <text:span text:style-name="T5">'1970'</text:span></text:p>
      <text:p text:style-name="P4">xml.etree.ElementTree.SubElement(new_car, <text:span text:style-name="T5">'price'</text:span>, {<text:span text:style-name="T5">'currency'</text:span>: <text:span text:style-name="T5">'EUR'</text:span>}).text = <text:span text:style-name="T5">'61800'</text:span></text:p>
      <text:p text:style-name="P4">cars_for_sale.append(new_car)</text:p>
      <text:p text:style-name="P1"/>
      <text:p text:style-name="P6"># writing to file</text:p>
      <text:p text:style-name="P4">tree.write(<text:span text:style-name="T5">'newcars.xml'</text:span>, method=<text:span text:style-name="T5">''</text:span>)</text:p>
      <text:p text:style-name="P2"/>
      <text:p text:style-name="P7"><text:soft-page-break/># <text:span text:style-name="T16">=============================</text:span> <text:span text:style-name="T16">6</text:span> - HTTP made simple : the request module   <text:span text:style-name="T16">================================</text:span></text:p>
      <text:p text:style-name="P1"/>
      <text:p text:style-name="P6"># to prepare a testing platform</text:p>
      <text:p text:style-name="P4">npm install -g json-server</text:p>
      <text:p text:style-name="P4">json-server <text:span text:style-name="T11">--</text:span>watch cars.json</text:p>
      <text:p text:style-name="P1"/>
      <text:p text:style-name="P6"># using request is easier !</text:p>
      <text:p text:style-name="P4"><text:span text:style-name="T2">import</text:span> requests</text:p>
      <text:p text:style-name="P4">reply = requests.get(<text:span text:style-name="T5">'http://localhost:3000'</text:span>) <text:span text:style-name="T12"># port 80 can be omitted</text:span></text:p>
      <text:p text:style-name="P4">print(reply.status_code)</text:p>
      <text:p text:style-name="P1"/>
      <text:p text:style-name="P6"># all HTTP code </text:p>
      <text:p text:style-name="P4">print(requests.codes.__dict__)</text:p>
      <text:p text:style-name="P1"/>
      <text:p text:style-name="P6"># we can use name code instead value</text:p>
      <text:p text:style-name="P4"><text:span text:style-name="T2">if</text:span> reply.status_code == requests.codes.ok: </text:p>
      <text:p text:style-name="P5">    <text:span text:style-name="T3">pass</text:span></text:p>
      <text:p text:style-name="P1"/>
      <text:p text:style-name="P6"># in headers, Content-Type indicates the the type of the response</text:p>
      <text:p text:style-name="P4">print(reply.headers) </text:p>
      <text:p text:style-name="P4">reply.headers[<text:span text:style-name="T5">'Content-Type'</text:span>] </text:p>
      <text:p text:style-name="P4">print(reply.text)   <text:span text:style-name="T12"># main content</text:span></text:p>
      <text:p text:style-name="P6"># ... 'Content-Type': 'text/html; charset=UTF-8', ....</text:p>
      <text:p text:style-name="P1"/>
      <text:p text:style-name="P6"># others http methods : </text:p>
      <text:p text:style-name="P6"># - POST : to send new data to a server</text:p>
      <text:p text:style-name="P6"># - PUT : to update data on a server</text:p>
      <text:p text:style-name="P6"># - DDELETE, HEAD, CONNECT, OPTIONS, TRACE</text:p>
      <text:p text:style-name="P2"/>
      <text:p text:style-name="P6"># protecting request uses</text:p>
      <text:p text:style-name="P4"><text:span text:style-name="T2">try</text:span>:</text:p>
      <text:p text:style-name="P5">    <text:span text:style-name="T1">reply = requests.get(</text:span><text:span text:style-name="T6">'http://localhost:3000'</text:span><text:span text:style-name="T1">, timeout=</text:span><text:span text:style-name="T9">1</text:span><text:span text:style-name="T1">) </text:span><text:span text:style-name="T13"># in seconds</text:span></text:p>
      <text:p text:style-name="P4"><text:span text:style-name="T2">except</text:span> requests.exceptions.Timeout:</text:p>
      <text:p text:style-name="P5">    <text:span text:style-name="T1">print(</text:span><text:span text:style-name="T6">'Sorry, Mr. Impatient, you didn\'t get your data'</text:span><text:span text:style-name="T1">)</text:span></text:p>
      <text:p text:style-name="P4"><text:span text:style-name="T2">else</text:span>:</text:p>
      <text:p text:style-name="P5">    <text:span text:style-name="T1">print(</text:span><text:span text:style-name="T6">'Here is your data, my Master!'</text:span><text:span text:style-name="T1">)</text:span></text:p>
      <text:p text:style-name="P1"><text:soft-page-break/></text:p>
      <text:p text:style-name="P7"># <text:span text:style-name="T16">============================</text:span> <text:span text:style-name="T16">7</text:span> - CRUD how to build a simple REST client <text:span text:style-name="T16">================================</text:span></text:p>
      <text:p text:style-name="P1"/>
      <text:p text:style-name="P6"># CRUD : Create (post) Read (get) Update (post) Delete (delete) </text:p>
      <text:p text:style-name="P1"/>
      <text:p text:style-name="P6"># in content type is JSON : </text:p>
      <text:p text:style-name="P4">reply.json()</text:p>
      <text:p text:style-name="P1"/>
      <text:p text:style-name="P6"># we can only on element, et perform test with  requests.codes.not_found:</text:p>
      <text:p text:style-name="P4">reply = requests.get(<text:span text:style-name="T5">'http://localhost:3000/cars/2'</text:span>)</text:p>
      <text:p text:style-name="P1"/>
      <text:p text:style-name="P6"># and sorting the response, asc or desc</text:p>
      <text:p text:style-name="P4">reply = requests.get(<text:span text:style-name="T5">'http://localhost:3000/cars?_sort=production_year'</text:span>)</text:p>
      <text:p text:style-name="P4">reply = requests.get(<text:span text:style-name="T5">'http://localhost:3000/cars?_sort=production_year&amp;_order=desc'</text:span>)</text:p>
      <text:p text:style-name="P1"/>
      <text:p text:style-name="P6">#  HTTP 1.1 </text:p>
      <text:p text:style-name="P6">#  sends its response and keeps the connection alive, waiting for the client's next request;</text:p>
      <text:p text:style-name="P6">#  closes silently  he connection if the client is inactive for some time</text:p>
      <text:p text:style-name="P4">reply.headers[<text:span text:style-name="T5">'Connection'</text:span>]) <text:span text:style-name="T12"># Connection=keep-alive</text:span></text:p>
      <text:p text:style-name="P1"/>
      <text:p text:style-name="P6"># the client can ask the server to close the connection </text:p>
      <text:p text:style-name="P4">headers = {<text:span text:style-name="T5">'Connection'</text:span>: <text:span text:style-name="T5">'Close'</text:span>}</text:p>
      <text:p text:style-name="P4">reply = requests.get(<text:span text:style-name="T5">'http://localhost:3000/cars/'</text:span>, headers=headers)</text:p>
      <text:p text:style-name="P1"/>
      <text:p text:style-name="P6"># adding a car with resquest.post(... data=)</text:p>
      <text:p text:style-name="P4">h_close = {<text:span text:style-name="T5">'Connection'</text:span>: <text:span text:style-name="T5">'Close'</text:span>}</text:p>
      <text:p text:style-name="P4">h_content = {<text:span text:style-name="T5">'Content-Type'</text:span>: <text:span text:style-name="T5">'application/json'</text:span>}</text:p>
      <text:p text:style-name="P4">new_car = {<text:span text:style-name="T5">'id'</text:span>: <text:span text:style-name="T8">7</text:span>, .............  <text:span text:style-name="T5">'convertible'</text:span>: <text:span text:style-name="T2">False</text:span>}</text:p>
      <text:p text:style-name="P4">reply = requests.post(<text:span text:style-name="T5">'http://localhost:3000/cars'</text:span>, headers=h_content, data=json.dumps(new_car))</text:p>
      <text:p text:style-name="P4">print(<text:span text:style-name="T5">"reply="</text:span> + str(reply.status_code))</text:p>
      <text:p text:style-name="P4">reply = requests.get(<text:span text:style-name="T5">'http://localhost:3000/cars/'</text:span>, headers=h_close)</text:p>
      <text:p text:style-name="P1"/>
      <text:p text:style-name="P6"># and last, PUT method </text:p>
      <text:p text:style-name="P4">car = {<text:span text:style-name="T5">'id'</text:span>: <text:span text:style-name="T8">6</text:span>, .... <text:span text:style-name="T5">'convertible'</text:span>: <text:span text:style-name="T2">True</text:span>}</text:p>
      <text:p text:style-name="P4">reply = requests.put(<text:span text:style-name="T5">'http://localhost:3000/cars/6'</text:span>, headers=h_content, data=json.dumps(car))</text:p>
      <text:p text:style-name="P1"/>
      <text:p text:style-name="P6">#  ==================================================== FIN ===============================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 Nerd Font" svg:font-family="'Hack Nerd Font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20:02:56.609000000</meta:creation-date>
    <dc:date>2023-06-21T14:49:47.299000000</dc:date>
    <meta:editing-duration>PT1H21M49S</meta:editing-duration>
    <meta:editing-cycles>4</meta:editing-cycles>
    <meta:generator>LibreOffice/7.4.4.2$Windows_X86_64 LibreOffice_project/85569322deea74ec9134968a29af2df5663baa21</meta:generator>
    <meta:print-date>2023-05-11T21:25:14.214000000</meta:print-date>
    <meta:document-statistic meta:table-count="0" meta:image-count="0" meta:object-count="0" meta:page-count="8" meta:paragraph-count="233" meta:word-count="1473" meta:character-count="10944" meta:non-whitespace-character-count="9117"/>
  </office:meta>
</office:document-meta>
</file>